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margin-bottom="0in" fo:line-height="100%"/>
    </style:style>
    <style:style style:name="T2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3" style:parent-style-name="Основнойшрифтабзаца" style:family="text">
      <style:text-properties style:font-name="Times New Roman" fo:font-weight="bold" style:font-weight-asian="bold" fo:color="#4F81BD" fo:font-size="16pt" style:font-size-asian="16pt" style:font-size-complex="16pt" fo:language="en" fo:country="US"/>
    </style:style>
    <style:style style:name="P4" style:parent-style-name="Обычный" style:family="paragraph">
      <style:paragraph-properties fo:margin-bottom="0in" fo:line-height="100%"/>
      <style:text-properties style:font-name="Times New Roman" fo:font-weight="bold" style:font-weight-asian="bold" fo:color="#31849B" fo:font-size="16pt" style:font-size-asian="16pt" style:font-size-complex="16pt"/>
    </style:style>
    <style:style style:name="P5" style:parent-style-name="Обычный" style:family="paragraph">
      <style:paragraph-properties fo:text-align="justify" fo:margin-bottom="0in" fo:line-height="100%" fo:background-color="#EEECE1"/>
      <style:text-properties style:font-name="Times New Roman" fo:font-size="14pt" style:font-size-asian="14pt" style:font-size-complex="14pt"/>
    </style:style>
    <style:style style:name="P6" style:parent-style-name="Обычный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7" style:parent-style-name="Обычный" style:family="paragraph">
      <style:paragraph-properties fo:margin-bottom="0in" fo:line-height="100%"/>
    </style:style>
    <style:style style:name="T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" style:parent-style-name="Обычный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1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2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3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5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5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5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5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5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5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6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6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6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6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6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6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7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7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7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7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7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8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8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8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8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8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8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8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9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9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9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9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9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9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9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9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9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9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0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10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fo:font-size="12pt" style:font-size-asian="12pt" style:font-size-complex="12pt" fo:language="en" fo:country="US"/>
    </style:style>
    <style:style style:name="P104" style:parent-style-name="Обычный" style:family="paragraph">
      <style:paragraph-properties fo:break-before="page"/>
      <style:text-properties fo:font-size="12pt" style:font-size-asian="12pt" style:font-size-complex="12pt" fo:language="en" fo:country="US"/>
    </style:style>
    <style:style style:name="T105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10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7" style:parent-style-name="Основнойшрифтабзаца" style:family="text">
      <style:text-properties style:font-name="Times New Roman" fo:color="#4F81BD" fo:font-size="16pt" style:font-size-asian="16pt" style:font-size-complex="16pt" fo:language="en" fo:country="US"/>
    </style:style>
    <style:style style:name="P108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109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110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1" style:parent-style-name="Основнойшрифтабзаца" style:family="text"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T112" style:parent-style-name="Основнойшрифтабзаца" style:family="text"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T113" style:parent-style-name="Основнойшрифтабзаца" style:family="text"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114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11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1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1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1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11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2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2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2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2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12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2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2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2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2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2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3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3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3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3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13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13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3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3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3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3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4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14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4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4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4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4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4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4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4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4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5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5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15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5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5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15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15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15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15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15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16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6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62" style:parent-style-name="Основнойшрифтабзаца" style:family="text">
      <style:text-properties style:font-name="Times New Roman" fo:font-style="italic" style:font-style-asian="italic" style:font-style-complex="italic" fo:font-size="12pt" style:font-size-asian="12pt" style:font-size-complex="12pt" fo:language="en" fo:country="US"/>
    </style:style>
    <style:style style:name="T16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6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6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6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69" style:parent-style-name="Обычный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fo:color="#C0C0C0" fo:font-size="12pt" style:font-size-asian="12pt" style:font-size-complex="12pt" fo:language="en" fo:country="US" style:language-asian="ru" style:country-asian="RU"/>
    </style:style>
    <style:style style:name="P170" style:parent-style-name="Обычный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1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17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73" style:parent-style-name="Основнойшрифтабзаца" style:family="text">
      <style:text-properties style:font-name="Times New Roman" fo:color="#4F81BD" fo:font-size="16pt" style:font-size-asian="16pt" style:font-size-complex="16pt" fo:language="en" fo:country="US"/>
    </style:style>
    <style:style style:name="P174" style:parent-style-name="Обычный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fo:color="#C0C0C0" fo:font-size="12pt" style:font-size-asian="12pt" style:font-size-complex="12pt" style:language-asian="ru" style:country-asian="RU"/>
    </style:style>
    <style:style style:name="P175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176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17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8" style:parent-style-name="Основнойшрифтабзаца" style:family="text"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T179" style:parent-style-name="Основнойшрифтабзаца" style:family="text"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T180" style:parent-style-name="Основнойшрифтабзаца" style:family="text"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T181" style:parent-style-name="Основнойшрифтабзаца" style:family="text"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P18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P18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8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8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8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8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8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8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9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9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9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9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19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9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9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9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9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9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20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0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0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0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0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0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0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20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0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0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1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1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1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1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1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1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1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1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21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21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2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2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2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2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2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2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2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2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22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2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3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3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3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33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234" style:parent-style-name="Основнойшрифтабзаца" style:family="text">
      <style:text-properties style:font-name="Times New Roman" fo:color="#4F81BD" fo:font-size="16pt" style:font-size-asian="16pt" style:font-size-complex="16pt" fo:language="en" fo:country="US"/>
    </style:style>
    <style:style style:name="P235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236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23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8" style:parent-style-name="Основнойшрифтабзаца" style:family="text"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T239" style:parent-style-name="Основнойшрифтабзаца" style:family="text"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P240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P24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4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4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4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24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4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4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4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4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5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5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25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5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5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5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5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5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5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5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6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6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6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6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26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6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6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6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6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6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7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7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7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7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7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7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7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7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7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7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8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8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8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28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28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8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8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8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8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8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9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9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29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9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9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9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29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9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T298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29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00" style:parent-style-name="Основнойшрифтабзаца" style:family="text">
      <style:text-properties style:font-name="Times New Roman" fo:color="#4F81BD" fo:font-size="16pt" style:font-size-asian="16pt" style:font-size-complex="16pt" fo:language="en" fo:country="US"/>
    </style:style>
    <style:style style:name="P301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0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03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4" style:parent-style-name="Основнойшрифтабзаца" style:family="text"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T305" style:parent-style-name="Основнойшрифтабзаца" style:family="text"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T306" style:parent-style-name="Основнойшрифтабзаца" style:family="text"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T307" style:parent-style-name="Основнойшрифтабзаца" style:family="text"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P308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P30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1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1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1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1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31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1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1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1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1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1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2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32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2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2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2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2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2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2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32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2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3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3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3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3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3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P33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3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3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3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3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4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4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4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4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/>
    </style:style>
    <style:style style:name="T344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34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46" style:parent-style-name="Основнойшрифтабзаца" style:family="text">
      <style:text-properties style:font-name="Times New Roman" fo:color="#4F81BD" fo:font-size="16pt" style:font-size-asian="16pt" style:font-size-complex="16pt"/>
    </style:style>
    <style:style style:name="P347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48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49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0" style:parent-style-name="Основнойшрифтабзаца" style:family="text"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T351" style:parent-style-name="Основнойшрифтабзаца" style:family="text"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P35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P35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5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5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5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35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5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5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6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36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6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6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6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6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6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6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68" style:parent-style-name="Обычный" style:family="paragraph">
      <style:paragraph-properties fo:text-align="justify" fo:margin-bottom="0in" fo:line-height="100%" fo:margin-left="0.4916in" fo:background-color="#EEECE1">
        <style:tab-stops>
          <style:tab-stop style:type="left" style:position="2.2062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P36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7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7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7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7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7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7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7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7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7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37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8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8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8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8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84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38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86" style:parent-style-name="Основнойшрифтабзаца" style:family="text">
      <style:text-properties style:font-name="Times New Roman" fo:color="#4F81BD" fo:font-size="16pt" style:font-size-asian="16pt" style:font-size-complex="16pt"/>
    </style:style>
    <style:style style:name="P387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88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89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0" style:parent-style-name="Основнойшрифтабзаца" style:family="text"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T391" style:parent-style-name="Основнойшрифтабзаца" style:family="text"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P392" style:parent-style-name="Обычный" style:family="paragraph">
      <style:text-properties fo:language="en" fo:country="US" style:language-asian="ru" style:country-asian="RU"/>
    </style:style>
    <style:style style:name="P39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9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9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9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39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39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9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0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0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40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0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0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0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0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0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0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0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41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1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1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1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1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1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1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1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1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1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2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2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2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2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24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42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26" style:parent-style-name="Основнойшрифтабзаца" style:family="text">
      <style:text-properties style:font-name="Times New Roman" fo:color="#4F81BD" fo:font-size="16pt" style:font-size-asian="16pt" style:font-size-complex="16pt"/>
    </style:style>
    <style:style style:name="P427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428" style:parent-style-name="Обычный" style:family="paragraph">
      <style:text-properties style:language-asian="ru" style:country-asian="RU"/>
    </style:style>
    <style:style style:name="T429" style:parent-style-name="Основнойшрифтабзаца" style:family="text"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T430" style:parent-style-name="Основнойшрифтабзаца" style:family="text"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P43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3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3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3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43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3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3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3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43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4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4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4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4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4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4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4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44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4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4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5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5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5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5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5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5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5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5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45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5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6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6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6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63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464" style:parent-style-name="Основнойшрифтабзаца" style:family="text">
      <style:text-properties style:font-name="Times New Roman" fo:color="#4F81BD" fo:font-size="16pt" style:font-size-asian="16pt" style:font-size-complex="16pt"/>
    </style:style>
    <style:style style:name="P465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466" style:parent-style-name="Обычный" style:family="paragraph">
      <style:text-properties style:language-asian="ru" style:country-asian="RU"/>
    </style:style>
    <style:style style:name="T467" style:parent-style-name="Основнойшрифтабзаца" style:family="text"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T468" style:parent-style-name="Основнойшрифтабзаца" style:family="text"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T469" style:parent-style-name="Основнойшрифтабзаца" style:family="text">
      <style:text-properties style:font-name="Times New Roman" style:font-name-asian="Times New Roman" fo:font-size="14pt" style:font-size-asian="14pt" style:font-size-complex="14pt" fo:language="en" fo:country="US" style:language-asian="ru" style:country-asian="RU"/>
    </style:style>
    <style:style style:name="P47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7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7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7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47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7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7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7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47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7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8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8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8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8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8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8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fo:font-size="12pt" style:font-size-asian="12pt" style:font-size-complex="12pt" fo:language="en" fo:country="US"/>
    </style:style>
    <style:style style:name="P48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8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8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8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9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9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9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9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94" style:parent-style-name="Основнойшрифтабзаца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Класс библиотеки:<text:s/></text:span><text:span text:style-name="T3">gentickets</text:span></text:p>
      <text:p text:style-name="P4"/>
      <text:p text:style-name="P5">Генерирует экзаменационные билеты.</text:p>
      <text:p text:style-name="P6"/>
      <text:p text:style-name="P7"><text:span text:style-name="T8">Функции<text:s/></text:span><text:span text:style-name="T9">public</text:span><text:span text:style-name="T10">:</text:span></text:p>
      <text:p text:style-name="P11"/>
      <text:p text:style-name="P12"><text:bookmark-start text:name="_GoBack"/><text:bookmark-end text:name="_GoBack"/><text:span text:style-name="T13">void</text:span><text:span text:style-name="T14"><text:s/></text:span><text:span text:style-name="T15">setConnection</text:span><text:span text:style-name="T16">(</text:span><text:span text:style-name="T17">QSqlDatabase</text:span><text:span text:style-name="T18"><text:s/></text:span><text:span text:style-name="T19">openedDB</text:span><text:span text:style-name="T20">) – метод для передачи подключения к базе в библиотеку.</text:span></text:p>
      <text:p text:style-name="P21"/>
      <text:p text:style-name="P22"><text:span text:style-name="T23">int</text:span><text:span text:style-name="T24"><text:s/></text:span><text:span text:style-name="T25">loadQuestionsList</text:span><text:span text:style-name="T26">(</text:span><text:span text:style-name="T27">int</text:span><text:span text:style-name="T28"><text:s/></text:span><text:span text:style-name="T29">questListID</text:span><text:span text:style-name="T30">,<text:s/></text:span><text:span text:style-name="T31">QString</text:span><text:span text:style-name="T32"><text:s/></text:span><text:span text:style-name="T33">filename</text:span><text:span text:style-name="T34">) – метод для загрузки вопросов в список.<text:s/></text:span><text:span text:style-name="T35">questListID</text:span><text:span text:style-name="T36"><text:s/>- индентификатор</text:span><text:span text:style-name="T37"><text:s/>списка в который загружается вопрос<text:s/></text:span></text:p>
      <text:p text:style-name="P38"/>
      <text:p text:style-name="P39"><text:span text:style-name="T40">int</text:span><text:span text:style-name="T41"><text:s/></text:span><text:span text:style-name="T42">generateTickets</text:span><text:span text:style-name="T43">(</text:span><text:span text:style-name="T44">QString</text:span><text:span text:style-name="T45"><text:s/></text:span><text:span text:style-name="T46">ticketsListID</text:span><text:span text:style-name="T47">)- метод для генерации экзаменационных билетов.<text:s/></text:span><text:span text:style-name="T48">ticketsListID</text:span><text:span text:style-name="T49"><text:s/></text:span><text:span text:style-name="T50">–индентификатор</text:span><text:span text:style-name="T51"><text:s/>списка билетов</text:span></text:p>
      <text:p text:style-name="P52"/>
      <text:p text:style-name="P53"><text:span text:style-name="T54">void</text:span><text:span text:style-name="T55"><text:s/></text:span><text:span text:style-name="T56">createOutputFile</text:span><text:span text:style-name="T57">(</text:span><text:span text:style-name="T58">QString</text:span><text:span text:style-name="T59"><text:s/></text:span><text:span text:style-name="T60">ticketsListID</text:span><text:span text:style-name="T61">,<text:s/></text:span><text:span text:style-name="T62">QString</text:span><text:span text:style-name="T63"><text:s/></text:span><text:span text:style-name="T64">filename</text:span><text:span text:style-name="T65">) – метод для сохранения экзаменационных билетов в формате .</text:span><text:span text:style-name="T66">odt</text:span><text:span text:style-name="T67">.</text:span></text:p>
      <text:p text:style-name="P68"/>
      <text:p text:style-name="P69"><text:span text:style-name="T70">QVector</text:span><text:span text:style-name="T71">&lt;</text:span><text:span text:style-name="T72">QDomElement</text:span><text:span text:style-name="T73">&gt;</text:span><text:span text:style-name="T74"><text:tab/></text:span><text:span text:style-name="T75">tickets</text:span><text:span text:style-name="T76">(</text:span><text:span text:style-name="T77">QDomDocument</text:span><text:span text:style-name="T78">&amp;<text:s/></text:span><text:span text:style-name="T79">domDoc</text:span><text:span text:style-name="T80">,<text:s/></text:span><text:span text:style-name="T81">QString</text:span><text:span text:style-name="T82"><text:s/></text:span><text:span text:style-name="T83">ticketsIdForGenerating</text:span><text:span text:style-name="T84">) – метод для создания<text:s/></text:span><text:span text:style-name="T85">xml</text:span><text:span text:style-name="T86"><text:s/>файла, заполненного данными из базы.</text:span></text:p>
      <text:p text:style-name="P87"/>
      <text:p text:style-name="P88">QDomElement<text:tab/>makeElement(QDomDocument&amp; domDoc,</text:p>
      <text:p text:style-name="P89"><text:tab/><text:tab/><text:tab/><text:s text:c="3"/>const QString&amp; strName,</text:p>
      <text:p text:style-name="P90"><text:s text:c="26"/>const QString&amp; strAttr = QString::null,</text:p>
      <text:p text:style-name="P91"><text:s text:c="26"/>const QString&amp; strText = QString::null</text:p>
      <text:p text:style-name="P92"><text:span text:style-name="T93"><text:s text:c="43"/></text:span><text:span text:style-name="T94"><text:tab/>); <text:s/>–<text:s/></text:span><text:span text:style-name="T95">метод</text:span><text:span text:style-name="T96">,<text:s/></text:span><text:span text:style-name="T97">формирующий</text:span><text:span text:style-name="T98"><text:s/></text:span><text:span text:style-name="T99">элементы</text:span><text:span text:style-name="T100"><text:s/>xml<text:s/></text:span><text:span text:style-name="T101">файла</text:span><text:span text:style-name="T102">.</text:span></text:p>
      <text:p text:style-name="P103"/>
      <text:p text:style-name="P104"/>
      <text:p text:style-name="Обычный"><text:span text:style-name="T105">Класс приложения:</text:span><text:span text:style-name="T106"><text:s/></text:span><text:span text:style-name="T107">abstractForm</text:span></text:p>
      <text:p text:style-name="P108">Класс родитель для различных форм</text:p>
      <text:p text:style-name="P109"/>
      <text:p text:style-name="P110"><text:span text:style-name="T111">Функции<text:s/></text:span><text:span text:style-name="T112">public</text:span><text:span text:style-name="T113">:</text:span></text:p>
      <text:p text:style-name="P114"/>
      <text:p text:style-name="P115"><text:span text:style-name="T116">AbstractForm</text:span><text:span text:style-name="T117">(); конструктор</text:span></text:p>
      <text:p text:style-name="P118"/>
      <text:p text:style-name="P119"><text:span text:style-name="T120">~</text:span><text:span text:style-name="T121">AbstractForm</text:span><text:span text:style-name="T122">(); деструктор</text:span></text:p>
      <text:p text:style-name="P123"/>
      <text:p text:style-name="P124"><text:span text:style-name="T125"><text:s text:c="8"/></text:span><text:span text:style-name="T126">void <text:s text:c="2"/>setTable(</text:span><text:span text:style-name="T127">const QString tableName);<text:s/></text:span><text:span text:style-name="T128">установка</text:span><text:span text:style-name="T129"><text:s/></text:span><text:span text:style-name="T130">модели</text:span><text:span text:style-name="T131"><text:s/></text:span><text:span text:style-name="T132">таблицы</text:span><text:span text:style-name="T133"><text:s/></text:span></text:p>
      <text:p text:style-name="P134"/>
      <text:p text:style-name="P135"><text:span text:style-name="T136"><text:s text:c="8"/>void</text:span><text:span text:style-name="T137"><text:s text:c="3"/></text:span><text:span text:style-name="T138">setTableHeaders</text:span><text:span text:style-name="T139">(); <text:s/>установка названий заголовков</text:span></text:p>
      <text:p text:style-name="P140"/>
      <text:p text:style-name="P141"><text:span text:style-name="T142"><text:s text:c="8"/></text:span><text:span text:style-name="T143">void</text:span><text:span text:style-name="T144"><text:s/></text:span><text:span text:style-name="T145">setMainForm</text:span><text:span text:style-name="T146">(</text:span><text:span text:style-name="T147">mainForm</text:span><text:span text:style-name="T148">*<text:s/></text:span><text:span text:style-name="T149">main</text:span><text:span text:style-name="T150">); устанавливает указатель на главную форму</text:span></text:p>
      <text:p text:style-name="P151"><text:s text:c="8"/></text:p>
      <text:p text:style-name="P152"><text:span text:style-name="T153"><text:s text:c="4"/></text:span><text:span text:style-name="T154">public slots:</text:span></text:p>
      <text:p text:style-name="P155"/>
      <text:p text:style-name="P156"><text:s text:c="8"/>void<text:s/>insertButtonReact(); добавление в таблицу</text:p>
      <text:p text:style-name="P157"/>
      <text:p text:style-name="P158"><text:s text:c="8"/>void removeButtonReact(); удаление из таблицы</text:p>
      <text:p text:style-name="P159"/>
      <text:p text:style-name="P160"><text:span text:style-name="T161">virtual void<text:s/></text:span><text:span text:style-name="T162">setConnection</text:span><text:span text:style-name="T163">(QSqlDatabase openedDB);<text:s/></text:span><text:span text:style-name="T164">коннект</text:span><text:span text:style-name="T165"><text:s/></text:span><text:span text:style-name="T166">к</text:span><text:span text:style-name="T167"><text:s/></text:span><text:span text:style-name="T168">базе</text:span></text:p>
      <text:p text:style-name="P169"/>
      <text:p text:style-name="P170"><text:span text:style-name="T171">Класс приложения:</text:span><text:span text:style-name="T172"><text:s/></text:span><text:span text:style-name="T173">depform</text:span></text:p>
      <text:p text:style-name="P174"/>
      <text:p text:style-name="P175">Класс наследник, отвечающий за форму кафедра</text:p>
      <text:p text:style-name="P176"/>
      <text:p text:style-name="P177"><text:span text:style-name="T178">Функции</text:span><text:span text:style-name="T179"><text:s/></text:span><text:span text:style-name="T180">public</text:span><text:span text:style-name="T181">:</text:span></text:p>
      <text:p text:style-name="P182"/>
      <text:p text:style-name="P183"><text:span text:style-name="T184">explicit</text:span><text:span text:style-name="T185"><text:s/></text:span><text:span text:style-name="T186">depForm</text:span><text:span text:style-name="T187">(</text:span><text:span text:style-name="T188">QWidget</text:span><text:span text:style-name="T189"><text:s/>*</text:span><text:span text:style-name="T190">parent</text:span><text:span text:style-name="T191"><text:s/>= 0);<text:s/></text:span><text:span text:style-name="T192">конструктор</text:span></text:p>
      <text:p text:style-name="P193"/>
      <text:p text:style-name="P194"><text:span text:style-name="T195"><text:s text:c="4"/></text:span><text:span text:style-name="T196">~</text:span><text:span text:style-name="T197">depForm</text:span><text:span text:style-name="T198">(); деструктор</text:span></text:p>
      <text:p text:style-name="P199"/>
      <text:p text:style-name="P200"><text:span text:style-name="T201"><text:s text:c="5"/></text:span><text:span text:style-name="T202">void</text:span><text:span text:style-name="T203"><text:s/></text:span><text:span text:style-name="T204">setTableHeaders</text:span><text:span text:style-name="T205">();установка названий заголовков</text:span></text:p>
      <text:p text:style-name="P206"/>
      <text:p text:style-name="P207"><text:span text:style-name="T208"><text:s text:c="5"/></text:span><text:span text:style-name="T209">void</text:span><text:span text:style-name="T210"><text:s/></text:span><text:span text:style-name="T211">closeEvent</text:span><text:span text:style-name="T212">(</text:span><text:span text:style-name="T213">QCloseEvent</text:span><text:span text:style-name="T214">*<text:s/></text:span><text:span text:style-name="T215">ev</text:span><text:span text:style-name="T216">); делает главную форму неактивной<text:s/></text:span></text:p>
      <text:p text:style-name="P217"/>
      <text:p text:style-name="P218">private slots:</text:p>
      <text:p text:style-name="P219"><text:span text:style-name="T220"><text:s text:c="4"/>void insertButtonReact();</text:span><text:span text:style-name="T221"><text:s/></text:span><text:span text:style-name="T222">добавление</text:span><text:span text:style-name="T223"><text:s/></text:span><text:span text:style-name="T224">в</text:span><text:span text:style-name="T225"><text:s/></text:span><text:span text:style-name="T226">таблицу</text:span></text:p>
      <text:p text:style-name="P227"/>
      <text:p text:style-name="P228"><text:span text:style-name="T229"><text:s text:c="4"/>void</text:span><text:span text:style-name="T230"><text:s/></text:span><text:span text:style-name="T231">removeButtonReact</text:span><text:span text:style-name="T232">(); удаление из таблицы</text:span></text:p>
      <text:p text:style-name="Обычный"/>
      <text:p text:style-name="Обычный"><text:span text:style-name="T233">Класс приложения:</text:span><text:s/><text:span text:style-name="T234">discform</text:span></text:p>
      <text:p text:style-name="P235">Класс наследник, отвечающий за форму дисциплин</text:p>
      <text:p text:style-name="P236"/>
      <text:p text:style-name="P237"><text:span text:style-name="T238">Функции</text:span><text:span text:style-name="T239"><text:s/>public:</text:span></text:p>
      <text:p text:style-name="P240"/>
      <text:p text:style-name="P241"><text:span text:style-name="T242">explicit discForm(QWidget *parent = 0);<text:s/></text:span><text:span text:style-name="T243">конструктор</text:span></text:p>
      <text:p text:style-name="P244"/>
      <text:p text:style-name="P245"><text:span text:style-name="T246"><text:s text:c="4"/></text:span><text:span text:style-name="T247">~</text:span><text:span text:style-name="T248">discForm</text:span><text:span text:style-name="T249">();</text:span><text:span text:style-name="T250">деструктор</text:span></text:p>
      <text:p text:style-name="P251"/>
      <text:p text:style-name="P252"><text:span text:style-name="T253"><text:s text:c="4"/></text:span><text:span text:style-name="T254">void</text:span><text:span text:style-name="T255"><text:s/></text:span><text:span text:style-name="T256">setTableHeaders</text:span><text:span text:style-name="T257">();</text:span><text:span text:style-name="T258">установка</text:span><text:span text:style-name="T259"><text:s/></text:span><text:span text:style-name="T260">названий</text:span><text:span text:style-name="T261"><text:s/></text:span><text:span text:style-name="T262">заголовков</text:span></text:p>
      <text:p text:style-name="P263"/>
      <text:p text:style-name="P264"><text:span text:style-name="T265"><text:s text:c="4"/></text:span><text:span text:style-name="T266">void</text:span><text:span text:style-name="T267"><text:s/></text:span><text:span text:style-name="T268">closeEvent</text:span><text:span text:style-name="T269">(</text:span><text:span text:style-name="T270">QCloseEvent</text:span><text:span text:style-name="T271"><text:s/>*</text:span><text:span text:style-name="T272">ev</text:span><text:span text:style-name="T273">);<text:s/></text:span><text:span text:style-name="T274">делает</text:span><text:span text:style-name="T275"><text:s/></text:span><text:span text:style-name="T276">главную</text:span><text:span text:style-name="T277"><text:s/></text:span><text:span text:style-name="T278">форму</text:span><text:span text:style-name="T279"><text:s/></text:span><text:span text:style-name="T280">неактивной</text:span><text:span text:style-name="T281"><text:s/></text:span></text:p>
      <text:p text:style-name="P282"/>
      <text:p text:style-name="P283">private slots:</text:p>
      <text:p text:style-name="P284"><text:span text:style-name="T285"><text:s text:c="4"/>void <text:s/>insertButtonReact();</text:span><text:span text:style-name="T286">добавление</text:span><text:span text:style-name="T287"><text:s/></text:span><text:span text:style-name="T288">в</text:span><text:span text:style-name="T289"><text:s/></text:span><text:span text:style-name="T290">таблицу</text:span></text:p>
      <text:p text:style-name="P291"/>
      <text:p text:style-name="P292"><text:span text:style-name="T293"><text:s text:c="4"/>void</text:span><text:span text:style-name="T294"><text:s text:c="2"/></text:span><text:span text:style-name="T295">removeButtonReact</text:span><text:span text:style-name="T296">();удаление из таблицы</text:span></text:p>
      <text:p text:style-name="P297"/>
      <text:p text:style-name="Обычный"><text:span text:style-name="T298">Класс приложения:</text:span><text:span text:style-name="T299"><text:s/></text:span><text:span text:style-name="T300">mainform</text:span></text:p>
      <text:p text:style-name="P301">Класс наследник, отвечающий за главную форму</text:p>
      <text:p text:style-name="P302"/>
      <text:p text:style-name="P303"><text:span text:style-name="T304">Функции</text:span><text:span text:style-name="T305"><text:s/></text:span><text:span text:style-name="T306">public</text:span><text:span text:style-name="T307">:</text:span></text:p>
      <text:p text:style-name="P308"/>
      <text:p text:style-name="P309"><text:span text:style-name="T310"><text:s text:c="8"/></text:span><text:span text:style-name="T311">explicit mainForm(QWidget *parent = 0);<text:s/></text:span><text:span text:style-name="T312">конструктор</text:span></text:p>
      <text:p text:style-name="P313"/>
      <text:p text:style-name="P314"><text:span text:style-name="T315"><text:s text:c="8"/></text:span><text:span text:style-name="T316">~</text:span><text:span text:style-name="T317">mainForm</text:span><text:span text:style-name="T318">();<text:s/></text:span><text:span text:style-name="T319">деструктор</text:span></text:p>
      <text:p text:style-name="P320"/>
      <text:p text:style-name="P321"><text:span text:style-name="T322"><text:s text:c="8"/></text:span><text:span text:style-name="T323">void</text:span><text:span text:style-name="T324"><text:s text:c="2"/></text:span><text:span text:style-name="T325">setTable</text:span><text:span text:style-name="T326">();установка модели таблицы</text:span></text:p>
      <text:p text:style-name="P327"/>
      <text:p text:style-name="P328"><text:span text:style-name="T329"><text:s text:c="8"/></text:span><text:span text:style-name="T330">void</text:span><text:span text:style-name="T331"><text:s/></text:span><text:span text:style-name="T332">fillTicketsGeneratingCmBox</text:span><text:span text:style-name="T333">(); заполняет комбобокс, в котором выбирается список билетов для генерации</text:span></text:p>
      <text:p text:style-name="P334"/>
      <text:p text:style-name="P335"><text:span text:style-name="T336"><text:s text:c="8"/></text:span><text:span text:style-name="T337">void</text:span><text:span text:style-name="T338"><text:s text:c="3"/></text:span><text:span text:style-name="T339">closeEvent</text:span><text:span text:style-name="T340">(</text:span><text:span text:style-name="T341">QCloseEvent</text:span><text:span text:style-name="T342">*); делает главную форму неактивной</text:span></text:p>
      <text:p text:style-name="P343"><text:s text:c="7"/></text:p>
      <text:p text:style-name="Обычный"/>
      <text:p text:style-name="Обычный"><text:span text:style-name="T344">Класс приложения:</text:span><text:span text:style-name="T345"><text:s/></text:span><text:span text:style-name="T346">questionsDefiningForm</text:span></text:p>
      <text:p text:style-name="P347">Класс наследник, отвечающий за<text:s/>форму добавления вопросов</text:p>
      <text:p text:style-name="P348"/>
      <text:p text:style-name="P349"><text:span text:style-name="T350">Функции</text:span><text:span text:style-name="T351"><text:s/>public:</text:span></text:p>
      <text:p text:style-name="P352"/>
      <text:p text:style-name="P353"><text:span text:style-name="T354">explicit questionsDefiningForm(QWidget *parent = 0);<text:s/></text:span><text:span text:style-name="T355">конструктор</text:span></text:p>
      <text:p text:style-name="P356"/>
      <text:p text:style-name="P357"><text:span text:style-name="T358"><text:s text:c="4"/>~questionsDefiningForm();<text:s/></text:span><text:span text:style-name="T359">деструктор</text:span></text:p>
      <text:p text:style-name="P360"/>
      <text:p text:style-name="P361"><text:span text:style-name="T362"><text:s text:c="4"/>void <text:s/>setTableHeaders();</text:span><text:span text:style-name="T363">установка</text:span><text:span text:style-name="T364"><text:s/></text:span><text:span text:style-name="T365">названий</text:span><text:span text:style-name="T366"><text:s/></text:span><text:span text:style-name="T367">заголовков</text:span></text:p>
      <text:p text:style-name="P368"><text:tab/></text:p>
      <text:p text:style-name="P369"><text:span text:style-name="T370"><text:s text:c="4"/>void <text:s/>closeEvent(QCloseEvent* ev);<text:s/></text:span><text:span text:style-name="T371">делает</text:span><text:span text:style-name="T372"><text:s/></text:span><text:span text:style-name="T373">главную</text:span><text:span text:style-name="T374"><text:s/></text:span><text:span text:style-name="T375">форму</text:span><text:span text:style-name="T376"><text:s/></text:span><text:span text:style-name="T377">неактивной</text:span></text:p>
      <text:p text:style-name="P378"/>
      <text:soft-page-break/>
      <text:p text:style-name="P379"><text:span text:style-name="T380"><text:s text:c="4"/>void</text:span><text:span text:style-name="T381"><text:s text:c="2"/></text:span><text:span text:style-name="T382">fillTicketsListCmBox</text:span><text:span text:style-name="T383">();заполняет комбобокс, в котором выбирается список билетов для генерации</text:span></text:p>
      <text:p text:style-name="Обычный"/>
      <text:p text:style-name="Обычный"><text:span text:style-name="T384">Класс приложения:</text:span><text:span text:style-name="T385"><text:s/></text:span><text:span text:style-name="T386">questionsListForm</text:span></text:p>
      <text:p text:style-name="P387">Класс наследник, отвечающий за форму списка вопросов</text:p>
      <text:p text:style-name="P388"/>
      <text:p text:style-name="P389"><text:span text:style-name="T390">Функции</text:span><text:span text:style-name="T391"><text:s/>public:</text:span></text:p>
      <text:p text:style-name="P392"/>
      <text:p text:style-name="P393"><text:span text:style-name="T394">explicit <text:s text:c="2"/></text:span><text:span text:style-name="T395">questionsListForm(QWidget *parent = 0);</text:span><text:span text:style-name="T396">конструктор</text:span></text:p>
      <text:p text:style-name="P397"/>
      <text:p text:style-name="P398"><text:span text:style-name="T399"><text:s/>~questionsListForm();<text:s/></text:span><text:span text:style-name="T400">деструктор</text:span></text:p>
      <text:p text:style-name="P401"/>
      <text:p text:style-name="P402"><text:span text:style-name="T403"><text:s text:c="4"/>void <text:s/>setTableHeaders();</text:span><text:span text:style-name="T404">установка</text:span><text:span text:style-name="T405"><text:s/></text:span><text:span text:style-name="T406">названий</text:span><text:span text:style-name="T407"><text:s/></text:span><text:span text:style-name="T408">заголовков</text:span></text:p>
      <text:p text:style-name="P409"/>
      <text:p text:style-name="P410"><text:span text:style-name="T411"><text:s text:c="4"/>void</text:span><text:span text:style-name="T412"><text:s text:c="2"/></text:span><text:span text:style-name="T413">closeEvent</text:span><text:span text:style-name="T414">(</text:span><text:span text:style-name="T415">QCloseEvent</text:span><text:span text:style-name="T416"><text:s/>*);<text:s/></text:span><text:span text:style-name="T417">делает</text:span><text:span text:style-name="T418"><text:s/></text:span><text:span text:style-name="T419">главную</text:span><text:span text:style-name="T420"><text:s/></text:span><text:span text:style-name="T421">форму</text:span><text:span text:style-name="T422"><text:s/></text:span><text:span text:style-name="T423">неактивной</text:span></text:p>
      <text:p text:style-name="Обычный"/>
      <text:p text:style-name="Обычный"><text:span text:style-name="T424">Класс приложения:</text:span><text:span text:style-name="T425"><text:s/></text:span><text:span text:style-name="T426">questionsLoadingForm</text:span></text:p>
      <text:p text:style-name="P427">Класс наследник, отвечающий за форму загрузки вопросов</text:p>
      <text:p text:style-name="P428"/>
      <text:p text:style-name="Обычный"><text:span text:style-name="T429">Функции</text:span><text:span text:style-name="T430"><text:s/>public:</text:span></text:p>
      <text:p text:style-name="P431"><text:span text:style-name="T432">explicit questionsLoadingForm(QWidget *parent = 0);<text:s/></text:span><text:span text:style-name="T433">конструктор</text:span></text:p>
      <text:p text:style-name="P434"/>
      <text:p text:style-name="P435"><text:span text:style-name="T436"><text:s text:c="4"/>~questionsLoadingForm();<text:s/></text:span><text:span text:style-name="T437">деструктор</text:span></text:p>
      <text:p text:style-name="P438"/>
      <text:p text:style-name="P439"><text:span text:style-name="T440"><text:s text:c="4"/>void <text:s text:c="2"/>setTableHeaders();</text:span><text:span text:style-name="T441">установка</text:span><text:span text:style-name="T442"><text:s/></text:span><text:span text:style-name="T443">названий</text:span><text:span text:style-name="T444"><text:s/></text:span><text:span text:style-name="T445">заголовков</text:span></text:p>
      <text:p text:style-name="P446"/>
      <text:p text:style-name="P447"><text:span text:style-name="T448"><text:s text:c="4"/>void <text:s text:c="2"/></text:span><text:span text:style-name="T449">closeEvent(QCloseEvent*ev);<text:s/></text:span><text:span text:style-name="T450">делает</text:span><text:span text:style-name="T451"><text:s/></text:span><text:span text:style-name="T452">главную</text:span><text:span text:style-name="T453"><text:s/></text:span><text:span text:style-name="T454">форму</text:span><text:span text:style-name="T455"><text:s/></text:span><text:span text:style-name="T456">неактивной</text:span></text:p>
      <text:p text:style-name="P457"/>
      <text:p text:style-name="P458"><text:span text:style-name="T459"><text:s text:c="4"/>void</text:span><text:span text:style-name="T460"><text:s text:c="3"/></text:span><text:span text:style-name="T461">fillQuestListCmBox</text:span><text:span text:style-name="T462">();заполняет комбобокс, в котором выбирается список билетов для генерации</text:span></text:p>
      <text:p text:style-name="Обычный"/>
      <text:p text:style-name="Обычный"><text:span text:style-name="T463">Класс приложения:</text:span><text:span text:style-name="T464"><text:s/>ticketsListForm</text:span></text:p>
      <text:p text:style-name="P465">Класс наследник, отвечающий за форму списка билетов</text:p>
      <text:p text:style-name="P466"/>
      <text:p text:style-name="Обычный"><text:span text:style-name="T467">Функ</text:span><text:span text:style-name="T468">ции</text:span><text:span text:style-name="T469"><text:s/>public:</text:span></text:p>
      <text:p text:style-name="P470"><text:span text:style-name="T471">explicit ticketsListForm(QWidget *parent = 0);<text:s/></text:span><text:span text:style-name="T472">конструктор</text:span></text:p>
      <text:p text:style-name="P473"/>
      <text:p text:style-name="P474"><text:span text:style-name="T475"><text:s text:c="4"/>~ticketsListForm();<text:s/></text:span><text:span text:style-name="T476">деструктор</text:span></text:p>
      <text:p text:style-name="P477"/>
      <text:p text:style-name="P478"><text:span text:style-name="T479"><text:s text:c="4"/>void <text:s text:c="2"/>setTableHeaders();</text:span><text:span text:style-name="T480">установка</text:span><text:span text:style-name="T481"><text:s/></text:span><text:span text:style-name="T482">названий</text:span><text:span text:style-name="T483"><text:s/></text:span><text:span text:style-name="T484">заголовков</text:span></text:p>
      <text:p text:style-name="P485"/>
      <text:p text:style-name="P486"><text:span text:style-name="T487"><text:s text:c="4"/>void <text:s text:c="2"/>closeEvent(QCloseEvent*ev);<text:s/></text:span><text:span text:style-name="T488">делает</text:span><text:span text:style-name="T489"><text:s/></text:span><text:span text:style-name="T490">главную</text:span><text:span text:style-name="T491"><text:s/></text:span><text:span text:style-name="T492">форму</text:span><text:span text:style-name="T493"><text:s/></text:span><text:span text:style-name="T494">неактивной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СтандартныйHTML" style:display-name="Стандартный HTML" style:family="paragraph" style:parent-style-name="Обычный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13in" fo:padding-left="0.8409in" fo:padding-bottom="0.1513in" fo:padding-right="0.25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Верхнийколонтитул"/>
      </style:header>
      <style:footer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ublik</meta:initial-creator>
    <dc:creator>RePack by SPecialiST</dc:creator>
    <meta:creation-date>2016-04-22T01:43:00Z</meta:creation-date>
    <dc:date>2016-04-22T01:52:00Z</dc:date>
    <meta:template xlink:href="Normal.dotm" xlink:type="simple"/>
    <meta:editing-cycles>3</meta:editing-cycles>
    <meta:editing-duration>PT120S</meta:editing-duration>
    <meta:document-statistic meta:page-count="5" meta:paragraph-count="8" meta:word-count="667" meta:character-count="4465" meta:row-count="31" meta:non-whitespace-character-count="3806"/>
  </office:meta>
</office:document-meta>
</file>